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460000033913E318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width="0.1cm" draw:marker-start-width="0.35cm" draw:marker-end-width="0.35cm" draw:fill="none" draw:fill-color="#cfe7f5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8pt" style:font-size-asian="8pt" style:font-size-complex="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1.33cm" svg:height="20.999cm" svg:x="0.033cm" svg:y="0.001cm">
          <draw:image xlink:href="Pictures/10000201000003460000033913E318D2.png" xlink:type="simple" xlink:show="embed" xlink:actuate="onLoad">
            <text:p/>
          </draw:image>
        </draw:frame>
        <draw:frame draw:style-name="gr2" draw:text-style-name="P2" draw:layer="layout" svg:width="1.6cm" svg:height="0.569cm" svg:x="12.6cm" svg:y="15.1cm">
          <draw:text-box>
            <text:p text:style-name="P2">mono</text:p>
          </draw:text-box>
        </draw:frame>
        <draw:connector draw:style-name="gr3" draw:text-style-name="P1" draw:layer="layout" draw:type="line" svg:x1="12.2cm" svg:y1="19.6cm" svg:x2="13.2cm" svg:y2="19.6cm" draw:start-shape="id1" draw:start-glue-point="1" draw:end-shape="id2" draw:end-glue-point="3" svg:d="m12200 19600h1000">
          <text:p/>
        </draw:connector>
        <draw:custom-shape draw:style-name="gr4" draw:text-style-name="P1" xml:id="id1" draw:id="id1" draw:layer="layout" svg:width="7.8cm" svg:height="2.4cm" svg:x="4.4cm" svg:y="1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7.8cm" svg:height="2.4cm" svg:x="13.2cm" svg:y="18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2cm" svg:y1="19.6cm" svg:x2="13.2cm" svg:y2="19.6cm" draw:start-shape="id1" draw:start-glue-point="1" draw:end-shape="id2" draw:end-glue-point="3" svg:d="m12200 19600h1000">
          <text:p/>
        </draw:connector>
        <draw:line draw:style-name="gr5" draw:text-style-name="P1" draw:layer="layout" svg:x1="8.3cm" svg:y1="17.6cm" svg:x2="8.3cm" svg:y2="18.4cm">
          <text:p/>
        </draw:line>
        <draw:line draw:style-name="gr5" draw:text-style-name="P1" draw:layer="layout" svg:x1="14.199cm" svg:y1="17.599cm" svg:x2="14.199cm" svg:y2="18.399cm">
          <text:p/>
        </draw:line>
        <draw:line draw:style-name="gr5" draw:text-style-name="P1" draw:layer="layout" svg:x1="20.699cm" svg:y1="17.599cm" svg:x2="20.699cm" svg:y2="18.399cm">
          <text:p/>
        </draw:line>
        <draw:frame draw:style-name="gr6" draw:text-style-name="P2" draw:layer="layout" svg:width="1.6cm" svg:height="0.569cm" svg:x="9.4cm" svg:y="15.201cm">
          <draw:text-box>
            <text:p text:style-name="P2">Stata</text:p>
          </draw:text-box>
        </draw:frame>
        <draw:custom-shape draw:style-name="gr7" draw:text-style-name="P1" draw:layer="layout" svg:width="0.2cm" svg:height="0.001cm" svg:x="15.8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001cm" svg:x="15.7cm" svg:y="1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001cm" svg:x="15.7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1.33cm" svg:height="20.999cm" svg:x="0.033cm" svg:y="0.001cm">
          <draw:image xlink:href="Pictures/10000201000003460000033913E318D2.png" xlink:type="simple" xlink:show="embed" xlink:actuate="onLoad">
            <text:p/>
          </draw:image>
        </draw:frame>
        <draw:frame draw:style-name="gr2" draw:text-style-name="P2" draw:layer="layout" svg:width="1.6cm" svg:height="0.569cm" svg:x="12.6cm" svg:y="15.1cm">
          <draw:text-box>
            <text:p text:style-name="P2">mono</text:p>
          </draw:text-box>
        </draw:frame>
        <draw:connector draw:style-name="gr3" draw:text-style-name="P1" draw:layer="layout" draw:type="line" svg:x1="12.2cm" svg:y1="19.6cm" svg:x2="13.2cm" svg:y2="19.6cm" draw:start-shape="id3" draw:start-glue-point="1" draw:end-shape="id4" draw:end-glue-point="3" svg:d="m12200 19600h1000">
          <text:p/>
        </draw:connector>
        <draw:custom-shape draw:style-name="gr4" draw:text-style-name="P1" xml:id="id3" draw:id="id3" draw:layer="layout" svg:width="7.8cm" svg:height="2.4cm" svg:x="4.4cm" svg:y="1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7.8cm" svg:height="2.4cm" svg:x="13.2cm" svg:y="18.4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2.2cm" svg:y1="19.6cm" svg:x2="13.2cm" svg:y2="19.6cm" draw:start-shape="id3" draw:start-glue-point="1" draw:end-shape="id4" draw:end-glue-point="3" svg:d="m12200 19600h1000">
          <text:p/>
        </draw:connector>
        <draw:line draw:style-name="gr5" draw:text-style-name="P1" draw:layer="layout" svg:x1="8.3cm" svg:y1="17.6cm" svg:x2="8.3cm" svg:y2="18.4cm">
          <text:p/>
        </draw:line>
        <draw:line draw:style-name="gr5" draw:text-style-name="P1" draw:layer="layout" svg:x1="14.199cm" svg:y1="17.599cm" svg:x2="14.199cm" svg:y2="18.399cm">
          <text:p/>
        </draw:line>
        <draw:line draw:style-name="gr5" draw:text-style-name="P1" draw:layer="layout" svg:x1="20.699cm" svg:y1="17.599cm" svg:x2="20.699cm" svg:y2="18.399cm">
          <text:p/>
        </draw:line>
        <draw:frame draw:style-name="gr6" draw:text-style-name="P2" draw:layer="layout" svg:width="1.6cm" svg:height="0.569cm" svg:x="9.4cm" svg:y="15.201cm">
          <draw:text-box>
            <text:p text:style-name="P2">Stata</text:p>
          </draw:text-box>
        </draw:frame>
        <draw:custom-shape draw:style-name="gr7" draw:text-style-name="P1" draw:layer="layout" svg:width="0.2cm" svg:height="0.001cm" svg:x="15.8cm" svg:y="1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001cm" svg:x="15.7cm" svg:y="1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001cm" svg:x="15.7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7T20:57:50</meta:creation-date>
    <meta:generator>LibreOffice/3.5$Linux_X86_64 LibreOffice_project/350m1$Build-2</meta:generator>
    <dc:date>2012-09-27T21:59:20</dc:date>
    <meta:editing-duration>PT59M19S</meta:editing-duration>
    <meta:editing-cycles>6</meta:editing-cycles>
    <meta:document-statistic meta:object-count="55"/>
  </office:meta>
</office:document-meta>
</file>